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79"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table:number-columns-spanned="6" table:number-rows-spanned="1"/>
          <table:covered-table-cell table:number-columns-repeated="5" table:style-name="ce26"/>
          <table:table-cell table:style-name="ce26" table:content-validation-name="val10"/>
          <table:table-cell table:style-name="ce26" table:content-validation-name="val12"/>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6" calcext:value-type="float">
            <text:p>16</text:p>
          </table:table-cell>
          <table:table-cell table:style-name="ce16" table:formula="of:=COUNTIF([.G$24:.G$102];&quot;Finished in Sprint 1&quot;)" office:value-type="float" office:value="1" calcext:value-type="float">
            <text:p>1</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6" calcext:value-type="float">
            <text:p>16</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6" calcext:value-type="float">
            <text:p>16</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6" calcext:value-type="float">
            <text:p>16</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6" calcext:value-type="float">
            <text:p>16</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89" calcext:value-type="float">
            <text:p>89</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In Test</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7" calcext:value-type="float">
            <text:p>7</text:p>
          </table:table-cell>
          <table:table-cell table:style-name="ce35" table:formula="of:=COUNTIF([.E$17:.E$995]; &quot;Completed Day 1&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7" calcext:value-type="float">
            <text:p>7</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7" calcext:value-type="float">
            <text:p>7</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7" calcext:value-type="float">
            <text:p>7</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DOG</text:p>
          </table:table-cell>
          <table:table-cell table:content-validation-name="val15"/>
          <table:table-cell table:style-name="ce83" office:value-type="string" calcext:value-type="string">
            <text:p>Create the Makefile</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ll required header file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the GUI of the MUS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Exit the store when File→Quit is clicked</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Show in the text data area the list of dogs in the shelte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dialog box to pop up when Animal→Create is clicked</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combo box to let user select the breed</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a combo box to let user select the gende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enter then name of the dog</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input the age of the d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5">00/00/0000</text:date>, <text:time style:data-style-name="N2" text:time-value="02:19:45.0221273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05T02:32:24.839253287</dc:date>
    <meta:editing-duration>P1DT39M20S</meta:editing-duration>
    <meta:editing-cycles>152</meta:editing-cycles>
    <meta:generator>LibreOffice/6.2.7.1$Linux_X86_64 LibreOffice_project/20$Build-1</meta:generator>
    <meta:document-statistic meta:table-count="6" meta:cell-count="852"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6">
                <text:p>16</text:p>
              </table:table-cell>
            </table:table-row>
            <table:table-row>
              <table:table-cell office:value-type="string">
                <text:p>3</text:p>
              </table:table-cell>
              <table:table-cell office:value-type="float" office:value="2">
                <text:p>2</text:p>
              </table:table-cell>
              <table:table-cell office:value-type="float" office:value="16">
                <text:p>16</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6">
                <text:p>16</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